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01200" officeooo:paragraph-rsid="00001200"/>
    </style:style>
    <style:style style:name="P2" style:family="paragraph" style:parent-style-name="Standard" style:list-style-name="L39">
      <style:text-properties officeooo:rsid="00001200" officeooo:paragraph-rsid="00001200"/>
    </style:style>
    <style:style style:name="P3" style:family="paragraph" style:parent-style-name="Standard" style:list-style-name="L39">
      <style:text-properties officeooo:paragraph-rsid="00001200"/>
    </style:style>
    <style:style style:name="P4" style:family="paragraph" style:parent-style-name="Text_20_body" style:list-style-name="L40"/>
    <style:style style:name="P5" style:family="paragraph" style:parent-style-name="Text_20_body" style:list-style-name="L40">
      <style:paragraph-properties fo:margin-top="0cm" fo:margin-bottom="0cm" style:contextual-spacing="false"/>
    </style:style>
    <style:style style:name="P6" style:family="paragraph" style:parent-style-name="Text_20_body" style:list-style-name="L41"/>
    <style:style style:name="P7" style:family="paragraph" style:parent-style-name="Text_20_body" style:list-style-name="L41">
      <style:paragraph-properties fo:margin-top="0cm" fo:margin-bottom="0cm" style:contextual-spacing="false"/>
    </style:style>
    <style:style style:name="T1" style:family="text">
      <style:text-properties officeooo:rsid="0000120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Bienvenue au cours 2 de l'introduction à la cryptographie appliquée. Dans ce cours, vous serez initié aux principes et fonctions mathématiques de base qui constituent le fondement des méthodes de cryptographie et de cryptanalyse. Ces principes et fonctions vous aideront à comprendre les méthodes de cryptographie symétrique et asymétrique examinées dans les cours 3 et 4. Ces sujets devraient vous être particulièrement utiles si vous êtes novice en matière de cybersécurité. Il est recommandé que vous ayez des connaissances de base en informatique et des compétences mathématiques de base telles que l'algèbre et les probabilités.</text:p>
      <text:p text:style-name="Standard"/>
      <text:p text:style-name="Standard"/>
      <text:p text:style-name="Standard">S'appuyant sur les fondements de la cryptographie, ce module se concentre sur les fondements mathématiques, y compris l'utilisation des nombres premiers, l'arithmétique modulaire, la compréhension des inverses multiplicatifs et l'extension de l'algorithme d'Euclide. À l'issue de ce module, vous serez en mesure de comprendre certaines des exigences mathématiques fondamentales utilisées dans les algorithmes cryptographiques. Vous aurez également une connaissance pratique de certaines de leurs applications.</text:p>
      <text:p text:style-name="Standard"/>
      <text:list xml:id="list579029357" text:style-name="L39">
        <text:list-item>
          <text:p text:style-name="P3"><text:span text:style-name="T1">Introduction du cours</text:span></text:p>
        </text:list-item>
        <text:list-item>
          <text:p text:style-name="P2">Divisibilité, nombres premiers et pgcd</text:p>
        </text:list-item>
        <text:list-item>
          <text:p text:style-name="P2">Arithmétique modulaire</text:p>
        </text:list-item>
        <text:list-item>
          <text:p text:style-name="P2">Inverses multiplicatives</text:p>
        </text:list-item>
        <text:list-item>
          <text:p text:style-name="P2">Algorithme euclidien étendu</text:p>
        </text:list-item>
      </text:list>
      <text:p text:style-name="P1"/>
      <text:p text:style-name="P1">5 vidéos, 11 lectures, 1 quiz pour s'exercer</text:p>
      <text:list xml:id="list1841865714" text:style-name="L41">
        <text:list-item>
          <text:p text:style-name="P7"><text:a xlink:type="simple" xlink:href="https://www.coursera.org/lecture/mathematical-foundations-cryptography/course-introduction-5yfTn" text:style-name="Internet_20_link" text:visited-style-name="Visited_20_Internet_20_Link"><text:span text:style-name="Strong_20_Emphasis">Vidéo: </text:span></text:a><text:a xlink:type="simple" xlink:href="https://www.coursera.org/lecture/mathematical-foundations-cryptography/course-introduction-5yfTn" text:style-name="Internet_20_link" text:visited-style-name="Visited_20_Internet_20_Link">Introduction au cours</text:a></text:p>
        </text:list-item>
        <text:list-item>
          <text:p text:style-name="P7"><text:span text:style-name="Strong_20_Emphasis">Reading: </text:span>Introduction au cours</text:p>
        </text:list-item>
        <text:list-item>
          <text:p text:style-name="P7"><text:span text:style-name="Strong_20_Emphasis">Reading: </text:span>Obtenez de l'aide et rencontrez d'autres apprenants. Rejoignez votre communauté !</text:p>
        </text:list-item>
        <text:list-item>
          <text:p text:style-name="P7"><text:span text:style-name="Strong_20_Emphasis">Vidéo: </text:span>Divisibilité, nombres premiers, PGCD</text:p>
        </text:list-item>
        <text:list-item>
          <text:p text:style-name="P7"><text:span text:style-name="Strong_20_Emphasis">Reading: </text:span>Diapositives - Divisibilité, nombres premiers, PGCD</text:p>
        </text:list-item>
        <text:list-item>
          <text:p text:style-name="P7"><text:span text:style-name="Strong_20_Emphasis">Reading: </text:span>Vidéo - Adam Spencer : Pourquoi je suis tombé amoureux des nombres premiers monstrueux</text:p>
        </text:list-item>
        <text:list-item>
          <text:p text:style-name="P7"><text:span text:style-name="Strong_20_Emphasis">Reading: </text:span>L16 : Matériel de référence supplémentaire</text:p>
        </text:list-item>
        <text:list-item>
          <text:p text:style-name="P7"><text:span text:style-name="Strong_20_Emphasis">Vidéo: </text:span>Arithmétique modulaire</text:p>
        </text:list-item>
        <text:list-item>
          <text:p text:style-name="P7"><text:span text:style-name="Strong_20_Emphasis">Reading: </text:span>Diapositives - Arithmétique modulaire</text:p>
        </text:list-item>
        <text:list-item>
          <text:p text:style-name="P7"><text:span text:style-name="Strong_20_Emphasis">Reading: </text:span>L17 : Matériel de référence supplémentaire</text:p>
        </text:list-item>
        <text:list-item>
          <text:p text:style-name="P7"><text:span text:style-name="Strong_20_Emphasis">Vidéo: </text:span>Inverses multiplicatives</text:p>
        </text:list-item>
        <text:list-item>
          <text:p text:style-name="P7"><text:span text:style-name="Strong_20_Emphasis">Reading: </text:span>Diapositives de cours - Inverses multiplicatives</text:p>
        </text:list-item>
        <text:list-item>
          <text:p text:style-name="P7"><text:span text:style-name="Strong_20_Emphasis">Reading: </text:span>L18 : Matériel de référence supplémentaire</text:p>
        </text:list-item>
        <text:list-item>
          <text:p text:style-name="P7"><text:span text:style-name="Strong_20_Emphasis">Vidéo: </text:span>Algorithme euclidien étendu</text:p>
        </text:list-item>
        <text:list-item>
          <text:p text:style-name="P7"><text:span text:style-name="Strong_20_Emphasis">Reading: </text:span>Diapositives - Algorithme euclidien étendu</text:p>
        </text:list-item>
        <text:list-item>
          <text:p text:style-name="P7"><text:span text:style-name="Strong_20_Emphasis">Reading: </text:span>L19 : Matériel de référence supplémentaire</text:p>
        </text:list-item>
        <text:list-item>
          <text:p text:style-name="P7"><text:span text:style-name="Strong_20_Emphasis">Quiz pour s'exercer: </text:span>Évaluation des pratiques - Integer Foundation</text:p>
        </text:list-item>
        <text:list-item>
          <text:p text:style-name="P6"><text:span text:style-name="Strong_20_Emphasis">Discussion Prompt: </text:span>Qu'en pensez-vous ?</text:p>
        </text:list-item>
      </text:list>
      <text:p text:style-name="Text_20_body"><text:span text:style-name="Strong_20_Emphasis">Noté: </text:span>Évaluation notée - Integer Found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2T00:31:38.384350179</meta:creation-date>
    <dc:date>2023-10-12T00:36:31.109199865</dc:date>
    <meta:editing-duration>PT4M53S</meta:editing-duration>
    <meta:editing-cycles>1</meta:editing-cycles>
    <meta:document-statistic meta:table-count="0" meta:image-count="0" meta:object-count="0" meta:page-count="1" meta:paragraph-count="27" meta:word-count="329" meta:character-count="2318" meta:non-whitespace-character-count="2039"/>
    <meta:generator>LibreOffice/7.3.7.2$Linux_X86_64 LibreOffice_project/30$Build-2</meta:generator>
  </office:meta>
</office:document-meta>
</file>